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38" calcext:value-type="float">
            <text:p>16.38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table:formula="of:=PRODUCT([.C3:.C4])" office:value-type="float" office:value="300" calcext:value-type="float">
            <text:p>3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formula="of:=PRODUCT([.B1];[.C5])" office:value-type="float" office:value="4914" calcext:value-type="float">
            <text:p>49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Richards</meta:initial-creator>
    <meta:creation-date>2024-03-14T16:22:09.699816566</meta:creation-date>
    <dc:date>2024-03-14T19:31:01.798308336</dc:date>
    <dc:creator>David Richards</dc:creator>
    <meta:editing-duration>PT1H31M32S</meta:editing-duration>
    <meta:editing-cycles>1</meta:editing-cycles>
    <meta:document-statistic meta:table-count="1" meta:cell-count="6" meta:object-count="0"/>
    <meta:generator>LibreOffice/24.2.1.2$Linux_X86_64 LibreOffice_project/420$Build-2</meta:generator>
  </office:meta>
</office:document-meta>
</file>